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 det kanskje dette som blir problemstillingen:</text:p>
      <text:p text:style-name="Standard"/>
      <text:p text:style-name="Standard"/>
      <text:p text:style-name="Standard"/>
      <text:p text:style-name="Standard"/>
      <text:p text:style-name="Standard">HVA VILL SENIORER PÅ NETT? (altså blir dette en side der en stiller ressurser tilgjengelig)</text:p>
      <text:p text:style-name="Standard"/>
      <text:p text:style-name="Standard">Noen stikkord:</text:p>
      <text:p text:style-name="Standard"/>
      <text:p text:style-name="Standard">Har gjerne lite penger ------&gt; <text:s/>Billigere å bestille/kjøpe på nett.</text:p>
      <text:p text:style-name="Standard"/>
      <text:p text:style-name="Standard">Flybilletter, finn, nettbank, nettbutikk.</text:p>
      <text:p text:style-name="Standard"/>
      <text:p text:style-name="Standard">Sosiale medier: face, twitter. (populært blant seniorer)</text:p>
      <text:p text:style-name="Standard"/>
      <text:p text:style-name="Standard">( <text:a xlink:type="simple" xlink:href="http://seniornett.no/Emner/Seniorstoff/Facebook-eldreboelge">http://seniornett.no/Emner/Seniorstoff/Facebook-eldreboelge</text:a> )</text:p>
      <text:p text:style-name="Standard"/>
      <text:p text:style-name="Standard"/>
      <text:p text:style-name="Standard"/>
      <text:p text:style-name="P1">Eller:</text:p>
      <text:p text:style-name="Standard"/>
      <text:p text:style-name="Standard"/>
      <text:p text:style-name="Standard">Blir dette en side der en leser og lærer om forskjellige tjenester?</text:p>
      <text:p text:style-name="Standard"/>
      <text:p text:style-name="Standard">Det kan være dette blir en side med begge deler? </text:p>
      <text:p text:style-name="Standard"/>
      <text:p text:style-name="Standard"/>
      <text:p text:style-name="Standard"/>
      <text:p text:style-name="Standard"/>
      <text:p text:style-name="Standard">Uansett må mann da finne ut av hva seniorer er interessert i å bruke nettet til og hvilken brukergruppe vi sikter på, fullstendig noviser? eller de som vet hvordan en nettleser funge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5T13:48:03.92</meta:creation-date>
    <dc:date>2010-10-25T14:21:39.42</dc:date>
    <meta:editing-duration>PT00H06M54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1" meta:word-count="104" meta:character-count="688"/>
  </office:meta>
</office:document-meta>
</file>